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561cm"/>
    </style:style>
    <style:style style:name="gr3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2.573cm"/>
    </style:style>
    <style:style style:name="gr35" style:family="graphic" style:parent-style-name="standard">
      <style:graphic-properties draw:stroke="none" draw:fill="none" fo:min-height="3cm"/>
    </style:style>
    <style:style style:name="gr36" style:family="graphic" style:parent-style-name="standard">
      <style:graphic-properties draw:stroke="none" draw:fill="none" fo:min-height="2.106cm"/>
    </style:style>
    <style:style style:name="gr37" style:family="graphic" style:parent-style-name="standard">
      <style:graphic-properties draw:stroke="none" draw:fill="none" fo:min-height="2.419cm"/>
    </style:style>
    <style:style style:name="gr38" style:family="graphic" style:parent-style-name="standard">
      <style:graphic-properties draw:stroke="none" draw:fill="none" fo:min-height="1.088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draw:fill="none" fo:min-height="2.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margin-left="0cm" fo:margin-right="0cm" fo:margin-top="0.105cm" fo:margin-bottom="0cm" fo:text-align="center" fo:text-indent="0cm"/>
    </style:style>
    <style:style style:name="P19" style:family="paragraph">
      <style:paragraph-properties fo:margin-left="0cm" fo:margin-right="0cm" fo:margin-top="0.105cm" fo:margin-bottom="0cm" fo:text-align="center" fo:text-indent="0cm"/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2.477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5.614cm">
            <text:p/>
          </draw:line>
        </draw:g>
        <draw:custom-shape draw:style-name="gr3" draw:text-style-name="P1" xml:id="id24" draw:id="id24" draw:layer="layout" svg:width="8.784cm" svg:height="0.952cm" svg:x="6.524cm" svg:y="24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54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9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9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20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20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20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1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1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2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9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9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9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1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1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3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3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5" draw:text-style-name="P14" draw:layer="layout" svg:width="4.277cm" svg:height="0.726cm" svg:x="4.612cm" svg:y="3.364cm">
          <draw:text-box>
            <text:p text:style-name="P1"><text:span text:style-name="T9">single plate</text:span></text:p>
          </draw:text-box>
        </draw:frame>
        <draw:frame draw:style-name="gr25" draw:text-style-name="P14" draw:layer="layout" svg:width="4.277cm" svg:height="0.726cm" svg:x="13.072cm" svg:y="3.34cm">
          <draw:text-box>
            <text:p text:style-name="P1"><text:span text:style-name="T9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7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7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1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1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1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1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5" draw:text-style-name="P17" draw:layer="layout" svg:width="6.043cm" svg:height="0.726cm" draw:transform="rotate (1.5707963267949) translate (1.464cm 11.23cm)">
          <draw:text-box>
            <text:p text:style-name="P16"><text:span text:style-name="T12">Initial compilation of data </text:span></text:p>
          </draw:text-box>
        </draw:frame>
        <draw:custom-shape draw:style-name="gr28" draw:text-style-name="P1" xml:id="id18" draw:id="id18" draw:layer="layout" svg:width="14.353cm" svg:height="2.363cm" svg:x="3.74cm" svg:y="13.495cm">
          <draw:glue-point draw:id="4" svg:x="-4.823cm" svg:y="5.074cm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9" draw:layer="layout" svg:width="14.111cm" svg:height="0.725cm" svg:x="3.493cm" svg:y="13.587cm">
          <draw:text-box>
            <text:p text:style-name="P18"><text:span text:style-name="T13">Data container compiled according to the interest and need of the user</text:span></text:p>
          </draw:text-box>
        </draw:frame>
        <draw:connector draw:style-name="gr30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1" draw:text-style-name="P1" xml:id="id25" draw:id="id25" draw:layer="layout" svg:width="4.695cm" svg:height="2.046cm" svg:x="14.622cm" svg:y="2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5cm" svg:height="2.147cm" svg:x="14.76cm" svg:y="20.763cm">
          <draw:text-box>
            <text:p><text:span text:style-name="T14">output as YAML or CSV with</text:span><text:span text:style-name="T15"><text:line-break/></text:span><text:span text:style-name="T16">to_yaml()/write(),</text:span></text:p>
            <text:p><text:span text:style-name="T16">write.table()</text:span></text:p>
          </draw:text-box>
        </draw:frame>
        <draw:custom-shape draw:style-name="gr33" draw:text-style-name="P1" xml:id="id20" draw:id="id20" draw:layer="layout" svg:width="4.974cm" svg:height="2.554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5.534cm" svg:height="2.823cm" svg:x="14.555cm" svg:y="17.055cm">
          <draw:text-box>
            <text:p><text:span text:style-name="T14">manage metadata 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3" draw:text-style-name="P1" xml:id="id19" draw:id="id19" draw:layer="layout" svg:width="4.199cm" svg:height="3.668cm" svg:x="2.487cm" svg:y="20.738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4.407cm" svg:height="3.569cm" svg:x="2.449cm" svg:y="20.845cm">
          <draw:text-box>
            <text:p><text:span text:style-name="T14">create customized plots with</text:span><text:span text:style-name="T15"><text:line-break/></text:span><text:span text:style-name="T16">level_plot(), xy_plot(),</text:span></text:p>
            <text:p><text:span text:style-name="T16">ci_plot()/extract(),</text:span></text:p>
            <text:p><text:span text:style-name="T16">heat_map(),</text:span></text:p>
            <text:p><text:span text:style-name="T16">radial_plot()</text:span></text:p>
          </draw:text-box>
          <draw:glue-point draw:id="4" svg:x="-1.803cm" svg:y="-0.873cm"/>
          <draw:glue-point draw:id="5" svg:x="-2.676cm" svg:y="5.001cm"/>
        </draw:frame>
        <draw:custom-shape draw:style-name="gr33" draw:text-style-name="P1" xml:id="id23" draw:id="id23" draw:layer="layout" svg:width="3.9cm" svg:height="2.497cm" svg:x="8.967cm" svg:y="17.06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0" draw:layer="layout" svg:width="4.163cm" svg:height="2.621cm" svg:x="8.984cm" svg:y="17.031cm">
          <draw:text-box>
            <text:p><text:span text:style-name="T14">query 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3" draw:text-style-name="P1" xml:id="id21" draw:id="id21" draw:layer="layout" svg:width="3.385cm" svg:height="2.643cm" svg:x="9.224cm" svg:y="20.774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3.077cm" svg:height="2.669cm" svg:x="9.199cm" svg:y="20.789cm">
          <draw:text-box>
            <text:p><text:span text:style-name="T14">convert with</text:span></text:p>
            <text:p><text:span text:style-name="T16">flatten(),</text:span></text:p>
            <text:p><text:span text:style-name="T16">extract(),</text:span></text:p>
            <text:p><text:span text:style-name="T16">opm_mcp(),</text:span></text:p>
            <text:p><text:span text:style-name="T16">phylo_data()</text:span></text:p>
          </draw:text-box>
        </draw:frame>
        <draw:frame draw:style-name="gr38" draw:text-style-name="P21" draw:layer="layout" svg:width="7.62cm" svg:height="0.877cm" svg:x="7.019cm" svg:y="24.452cm">
          <draw:text-box>
            <text:p text:style-name="P1"><text:span text:style-name="T15">independently explore data within R</text:span></text:p>
          </draw:text-box>
        </draw:frame>
        <draw:connector draw:style-name="gr39" draw:text-style-name="P1" draw:layer="layout" svg:x1="3.994cm" svg:y1="15.858cm" svg:x2="4.586cm" svg:y2="20.738cm" draw:start-shape="id18" draw:start-glue-point="4" draw:end-shape="id19" svg:d="m3994 15858v2452h592v2428" svg:viewBox="0 0 593 4881">
          <text:p/>
        </draw:connector>
        <draw:connector draw:style-name="gr40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39" draw:text-style-name="P1" draw:layer="layout" svg:x1="13.277cm" svg:y1="15.858cm" svg:x2="12.609cm" svg:y2="22.095cm" draw:start-shape="id18" draw:start-glue-point="6" draw:end-shape="id21" draw:end-glue-point="1" svg:d="m13277 15858v6237h-668" svg:viewBox="0 0 669 6238">
          <text:p/>
        </draw:connector>
        <draw:custom-shape draw:style-name="gr41" draw:text-style-name="P1" draw:layer="layout" svg:width="14.358cm" svg:height="0.883cm" svg:x="3.74cm" svg:y="1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3.91cm" svg:height="0.645cm" svg:x="3.758cm" svg:y="15.17cm">
          <draw:text-box>
            <text:p text:style-name="P11"><text:span text:style-name="T8">Single to many plates with raw kinetic, and optionally aggregated and discretized data</text:span></text:p>
          </draw:text-box>
        </draw:frame>
        <draw:frame draw:style-name="gr42" draw:text-style-name="P23" draw:layer="layout" svg:width="10.336cm" svg:height="0.882cm" svg:x="6.384cm" svg:y="14.304cm">
          <draw:text-box>
            <text:p text:style-name="P1"><text:span text:style-name="T17">OPM, OPMA, OPMD, or OPMS objects</text:span></text:p>
          </draw:text-box>
        </draw:frame>
        <draw:custom-shape draw:style-name="gr33" draw:text-style-name="P1" xml:id="id22" draw:id="id22" draw:layer="layout" svg:width="2.729cm" svg:height="3.009cm" svg:x="4.93cm" svg:y="1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0" draw:layer="layout" svg:width="3.165cm" svg:height="3.095cm" svg:x="4.878cm" svg:y="16.993cm">
          <draw:text-box>
            <text:p><text:span text:style-name="T14">conduct 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</draw:frame>
        <draw:connector draw:style-name="gr39" draw:text-style-name="P1" draw:layer="layout" draw:type="lines" svg:x1="6.303cm" svg:y1="15.85cm" svg:x2="6.294cm" svg:y2="17.039cm" draw:start-shape="id18" draw:start-glue-point="5" draw:end-shape="id22" draw:end-glue-point="0" svg:d="m6303 15850v532l-9 155v502" svg:viewBox="0 0 10 1190">
          <text:p/>
        </draw:connector>
        <draw:connector draw:style-name="gr39" draw:text-style-name="P1" draw:layer="layout" draw:line-skew="0.08cm" svg:x1="8.967cm" svg:y1="18.311cm" svg:x2="7.659cm" svg:y2="18.543cm" draw:start-shape="id23" draw:start-glue-point="3" draw:end-shape="id22" draw:end-glue-point="1" svg:d="m8967 18311h-574v232h-734" svg:viewBox="0 0 1309 233">
          <text:p/>
        </draw:connector>
        <draw:frame draw:style-name="gr25" draw:text-style-name="P17" draw:layer="layout" svg:width="11.292cm" svg:height="0.726cm" draw:transform="rotate (1.5707963267949) translate (1.464cm 25.682cm)">
          <draw:text-box>
            <text:p text:style-name="P16"><text:span text:style-name="T12">Data analysis and management</text:span></text:p>
          </draw:text-box>
        </draw:frame>
        <draw:connector draw:style-name="gr39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39" draw:text-style-name="P1" draw:layer="layout" draw:type="line" svg:x1="10.917cm" svg:y1="19.56cm" svg:x2="10.916cm" svg:y2="20.774cm" draw:start-shape="id23" draw:end-shape="id21" draw:end-glue-point="0" svg:d="m10917 19560-1 1214" svg:viewBox="0 0 2 1215">
          <text:p/>
        </draw:connector>
        <draw:connector draw:style-name="gr39" draw:text-style-name="P1" draw:layer="layout" draw:type="line" svg:x1="10.916cm" svg:y1="23.417cm" svg:x2="10.916cm" svg:y2="24.347cm" draw:start-shape="id21" draw:start-glue-point="2" draw:end-shape="id24" draw:end-glue-point="4" svg:d="m10916 23417v930" svg:viewBox="0 0 1 931">
          <text:p/>
        </draw:connector>
        <draw:connector draw:style-name="gr39" draw:text-style-name="P1" draw:layer="layout" svg:x1="13.974cm" svg:y1="15.858cm" svg:x2="14.622cm" svg:y2="21.866cm" draw:start-shape="id18" draw:start-glue-point="8" draw:end-shape="id25" draw:end-glue-point="3" svg:d="m13974 15858v6008h648" svg:viewBox="0 0 649 6009">
          <text:p/>
        </draw:connector>
        <draw:connector draw:style-name="gr39" draw:text-style-name="P1" draw:layer="layout" svg:x1="9.382cm" svg:y1="19.559cm" svg:x2="5.962cm" svg:y2="20.738cm" draw:start-shape="id23" draw:start-glue-point="4" draw:end-shape="id19" draw:end-glue-point="5" svg:d="m9382 19559v590h-3420v589" svg:viewBox="0 0 3421 1180">
          <text:p/>
        </draw:connector>
        <draw:custom-shape draw:style-name="gr3" draw:text-style-name="P1" draw:layer="layout" svg:width="5.078cm" svg:height="1.407cm" svg:x="14.429cm" svg:y="23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8" draw:text-style-name="P21" draw:layer="layout" svg:width="5.249cm" svg:height="1.338cm" svg:x="14.41cm" svg:y="23.639cm">
          <draw:text-box>
            <text:p text:style-name="P1"><text:span text:style-name="T15">independently explore</text:span></text:p>
            <text:p text:style-name="P1"><text:span text:style-name="T15">data elsew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3-31T22:05:28</dc:date>
    <dc:creator>Markus Göker</dc:creator>
    <meta:editing-duration>PT7H5M19S</meta:editing-duration>
    <meta:editing-cycles>61</meta:editing-cycles>
    <meta:generator>LibreOffice/3.5$Linux_X86_64 LibreOffice_project/350m1$Build-2</meta:generator>
    <meta:document-statistic meta:object-count="103"/>
  </office:meta>
</office:document-meta>
</file>